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2" calcext:value-type="float">
            <text:p>99,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5" calcext:value-type="float">
            <text:p>99,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9" calcext:value-type="float">
            <text:p>99,679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01:07.421916008</meta:creation-date>
    <dc:date>2018-01-17T02:02:24.705701908</dc:date>
    <meta:editing-duration>PT1M19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